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orphans="1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left="0.63cm" fo:margin-right="0cm" fo:margin-top="0cm" fo:margin-bottom="0cm" style:contextual-spacing="false" fo:text-indent="0cm" style:auto-text-indent="false"/>
    </style:style>
    <style:style style:name="P8" style:family="paragraph" style:parent-style-name="Text_20_body" style:list-style-name="L4">
      <style:paragraph-properties fo:margin-left="0.63cm" fo:margin-right="0cm" fo:text-indent="0cm" style:auto-text-indent="false"/>
    </style:style>
    <style:style style:name="T1" style:family="text">
      <style:text-properties style:font-name="MathJax Math" fo:font-style="italic"/>
    </style:style>
    <style:style style:name="T2" style:family="text">
      <style:text-properties style:font-name="MathJax Main"/>
    </style:style>
    <style:style style:name="T3" style:family="text">
      <style:text-properties style:font-name="Arial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Predições com árvores de decisão para regressão </text:h>
      <text:p text:style-name="Text_20_body">Um Engenheiro Mecânico é o profissional  responsável pelo controle de qualidade de peças metálicas. Essas peças são produzidas em um torno mecânico, que opera com velocidade de rotação de 200 a 300 rpm. </text:p>
      <text:p text:style-name="Text_20_body">O principal cliente de uma empresa vem reclamando de problemas de alta rugosidade nas peças. Dessa forma, a equipe de produção planejou  testar dois novos tipos de ferramentas de corte, A e B, e em cada uma dessas ferramentas verificar se um tratamento químico superficial das peças também poderia ajudar a diminuir a rugosidade superficial, medida em micrometros (<text:bookmark text:name="MathJax-Element-1-Frame"/><text:bookmark text:name="MathJax-Span-1"/><text:bookmark text:name="MathJax-Span-2"/><text:bookmark text:name="MathJax-Span-3"/><text:span text:style-name="T1">μ</text:span><text:bookmark text:name="MathJax-Span-4"/><text:span text:style-name="T1">m</text:span><text:bookmark text:name="MathJax-Span-5"/><text:span text:style-name="T2">)</text:span></text:p>
      <text:p text:style-name="Text_20_body">. A equipe realizou alguns ensaios em que o tratamento químico foi codificado como S (sim, com tratamento) e N (não, sem tratamento). Ao final, ajustou uma árvore de decisão aos dados, exibida na figura a seguir: </text:p>
      <text:p text:style-name="Text_20_body"><draw:frame draw:style-name="fr1" draw:name="Image1" text:anchor-type="as-char" svg:width="2cm" svg:height="1cm" draw:z-index="0"><draw:image xlink:href="https://catalogcdns3.ulife.com.br/content-cli/ENG_ESTDAS_20/unidade_3/pratique_compartilhe/images/pratique.3.1.png" xlink:type="simple" xlink:show="embed" xlink:actuate="onLoad"/></draw:frame><text:s/></text:p>
      <text:p text:style-name="Text_20_body">Com esse resultado, o Engenheiro Mecânico conseguiu chegar à conclusão de que precisava: qual a melhor combinação entre a velocidade do torno, a ferramenta a utilizar, e se o tratamento químico ajudava a reduzir a rugosidade superficial da peça. </text:p>
      <text:h text:style-name="Heading_20_3" text:outline-level="3">Vamos Praticar </text:h>
      <text:p text:style-name="Text_20_body">Agora que você já compreendeu as funções e os objetivos da construção de árvores de decisão para regressão e classificação. Vamos praticar sobre esse tema por meio da aplicação do conhecimento adquirido no estudo do caso proposto, respondendo às seguintes perguntas: </text:p>
      <text:list xml:id="list4073060098" text:style-name="L1">
        <text:list-item>
          <text:p text:style-name="P4">Quais são as variáveis estudadas e seus tipos? </text:p>
        </text:list-item>
        <text:list-item>
          <text:p text:style-name="P4">Quais são as variáveis de entrada e qual é a variável resposta? </text:p>
        </text:list-item>
        <text:list-item>
          <text:p text:style-name="P4">Que variável de entrada a árvore de decisão considerou como a primeira mais importante? </text:p>
        </text:list-item>
        <text:list-item>
          <text:p text:style-name="P4">Que variável de entrada a árvore de decisão considerou como a segunda mais importante? </text:p>
        </text:list-item>
        <text:list-item>
          <text:p text:style-name="P4">Essa árvore, como modelo preditivo, considerou relevante o efeito do tratamento químico superficial das peças? </text:p>
        </text:list-item>
        <text:list-item>
          <text:p text:style-name="P3">Onde estão localizadas, na árvore construída, as estimativas para a qualidade da rugosidade superficial, medida em micrometros (<text:bookmark text:name="MathJax-Element-2-Frame"/><text:bookmark text:name="MathJax-Span-6"/><text:bookmark text:name="MathJax-Span-7"/><text:bookmark text:name="MathJax-Span-8"/><text:span text:style-name="T1">μ</text:span><text:bookmark text:name="MathJax-Span-9"/><text:span text:style-name="T1">m</text:span><text:bookmark text:name="MathJax-Span-10"/><text:span text:style-name="T2">)</text:span></text:p>
        </text:list-item>
      </text:list>
      <text:list xml:id="list1792883976" text:style-name="L2">
        <text:list-item>
          <text:p text:style-name="P5">? </text:p>
        </text:list-item>
      </text:list>
      <text:list xml:id="list998131768" text:style-name="L3">
        <text:list-item>
          <text:p text:style-name="P6">Quais as estimativas de rugosidade superficial para a utilização da ferramenta A a uma velocidade abaixo de 260 rpm e para a utilização da ferramenta B a uma velocidade maior do que 240 rpm? </text:p>
        </text:list-item>
      </text:list>
      <text:p text:style-name="P2"><text:span text:style-name="T3">Caro estudante,</text:span> </text:p>
      <text:list xml:id="list537280089" text:style-name="L4">
        <text:list-item>
          <text:p text:style-name="P7"><text:span text:style-name="T3">São quatro as variáveis analisadas nesse estudo de caso: velocidade de rotação do torno em rpm (quantitativa), tipo de ferramenta (qualitativa dicotômica, A e B), se houve ou não tratamento químico da superfície das peças </text:span><text:soft-page-break/><text:span text:style-name="T3">(qualitativa dicotômica, S e N), e a qualidade do acabamento medida em micrometros (quantitativa).</text:span> </text:p>
        </text:list-item>
        <text:list-item>
          <text:p text:style-name="P7"><text:span text:style-name="T3">A  resposta variável é a qualidade do acabamento (a rugosidade, quanto menor melhor). As demais são variáveis de entrada.</text:span> </text:p>
        </text:list-item>
        <text:list-item>
          <text:p text:style-name="P7"><text:span text:style-name="T3">A árvore construída considerou o tipo de ferramenta como a primeira variável de entrada mais importante.</text:span> </text:p>
        </text:list-item>
        <text:list-item>
          <text:p text:style-name="P7"><text:span text:style-name="T3">A árvore construída, tanto para o ramo à esquerda quanto para o ramo à direita, considerou a velocidade de rotação como a segunda variável mais importante.</text:span> </text:p>
        </text:list-item>
        <text:list-item>
          <text:p text:style-name="P7"><text:span text:style-name="T3">A árvore construída não considerou relevante o efeito do tratamento químico. Sendo assim, essa variável não aparece na árvore.</text:span> </text:p>
        </text:list-item>
        <text:list-item>
          <text:p text:style-name="P7"><text:span text:style-name="T3">As estimativas estão localizadas nos nós terminais da árvore, também chamados de "folhas" da árvore.</text:span> </text:p>
        </text:list-item>
        <text:list-item>
          <text:p text:style-name="P8"><text:span text:style-name="T3">Com a utilização da ferramenta A, a uma velocidade do torno abaixo de 260 rpm, a estimativa da rugosidade superficial das peças é de 21,99 . Com a utilização da ferramenta B, a uma velocidade do torno maior que 240 rpm, a estimativa da rugosidade superficial das peças é de 38,72 . Concluímos que o melhor resultado esperado para a qualidade do acabamento superficial das peças (a menor rugosidade) se dará com o uso da ferramenta A, com o torno operando a uma velocidade abaixo de 260 rpm.</text:span> </text:p>
        </text:list-item>
      </text:list>
      <text:p text:style-name="Text_20_body">Caro estudante, O protocolo MPLS é usado para auxiliar os sistemas autônomos e os roteadores no encaminhamento dos pacotes de dados entre os roteadores, de forma gerenciável e flexível, com o objetivo de deixar a rede funcionando com alto desempenho. O MPLS cria um banco de dados, com o rótulo de cada roteador, mapeando os roteadores. O protocolo transfere esses mapas entre os roteadores de forma bidirecional. Essa transferência é realizada dinamicamente. Pode-se agregar a tecnologia VPN, de redes privadas, que realiza um túnel seguro entre os computadores envolvidos, utilizando o protocolo IPsec, de ponta a ponta, que garante a criptografia dos dados, em toda a extensão da conexão, que utiliza os roteadores da rede pública. No diagrama, deve conter uma ligação entre dois switches com um link de agregação, que demonstra a conexão e junção de diversos canais de comunicação em um único canal, melhorando o desempenho e a performance da rede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athJax Main" svg:font-family="'MathJax Main'"/>
    <style:font-face style:name="MathJax Math" svg:font-family="'MathJax Math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7:12:56.177579106</meta:creation-date>
    <dc:date>2023-11-30T20:12:21.561934576</dc:date>
    <meta:editing-duration>PT31S</meta:editing-duration>
    <meta:editing-cycles>3</meta:editing-cycles>
    <meta:generator>LibreOffice/7.3.7.2$Linux_X86_64 LibreOffice_project/30$Build-2</meta:generator>
    <meta:document-statistic meta:table-count="0" meta:image-count="1" meta:object-count="0" meta:page-count="2" meta:paragraph-count="25" meta:word-count="736" meta:character-count="4501" meta:non-whitespace-character-count="3779"/>
  </office:meta>
</office:document-meta>
</file>